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ucida Sans Unicode1" svg:font-family="'Lucida Sans Unicode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officeooo:rsid="000e4317" officeooo:paragraph-rsid="000e4317"/>
    </style:style>
    <style:style style:name="P4" style:family="paragraph" style:parent-style-name="Standard">
      <style:text-properties fo:language="en" fo:country="GB" officeooo:paragraph-rsid="000e4317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language="en" fo:country="GB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language="none" fo:country="none" style:language-asian="none" style:country-asian="none"/>
    </style:style>
    <style:style style:name="P9" style:family="paragraph" style:parent-style-name="Standard">
      <style:paragraph-properties fo:margin-left="0cm" fo:margin-right="0cm" fo:text-indent="1.249cm" style:auto-text-indent="false">
        <style:tab-stops>
          <style:tab-stop style:position="4.075cm"/>
        </style:tab-stops>
      </style:paragraph-properties>
    </style:style>
    <style:style style:name="P10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language="en" fo:country="GB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officeooo:rsid="000e4317" officeooo:paragraph-rsid="000e4317"/>
    </style:style>
    <style:style style:name="P14" style:family="paragraph" style:parent-style-name="Standard">
      <style:text-properties fo:language="en" fo:country="GB" officeooo:paragraph-rsid="000e4317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de77a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text-position="sub 58%"/>
    </style:style>
    <style:style style:name="T5" style:family="text">
      <style:text-properties style:text-position="sub 58%" fo:language="en" fo:country="GB"/>
    </style:style>
    <style:style style:name="T6" style:family="text">
      <style:text-properties officeooo:rsid="000e4317"/>
    </style:style>
    <style:style style:name="T7" style:family="text"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style:text-position="sub 58%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text-position="sub 58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solid" svg:stroke-width="0.026cm" svg:stroke-color="#000000" draw:marker-start="msArrowEnd_20_5" draw:marker-start-width="0.212cm" draw:marker-start-center="false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6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umno:</text:p>
      <text:p text:style-name="Standard"/>
      <text:p text:style-name="Standard">Dadas las siguientes tablas y sus correspondientes dependencias funcionales completas normalízalas hasta la 3ª FN.</text:p>
      <text:p text:style-name="Standard">1)</text:p>
      <text:p text:style-name="P6"><text:span text:style-name="T1">A(a, b, c, d, e, f, g)<text:tab/><text:tab/><text:tab/><text:tab/><text:tab/><text:tab/><text:tab/><text:tab/><text:tab/><text:tab/> <text:s text:c="3"/>CP:{</text:span><text:span text:style-name="T2">a,</text:span><text:span text:style-name="T1">b}<text:tab/></text:span></text:p>
      <text:p text:style-name="P2"><text:tab/> <text:s text:c="2"/>CAj:{b}→B</text:p>
      <text:p text:style-name="P6"><text:span text:style-name="T3"><draw:g text:anchor-type="as-char" svg:y="0cm" draw:z-index="0" draw:style-name="gr1"><draw:rect draw:style-name="gr2" draw:text-style-name="P16" svg:width="5.105cm" svg:height="3.206cm" svg:x="0cm" svg:y="0cm"><text:p/></draw:rect><draw:frame draw:style-name="gr3" draw:text-style-name="P18" svg:width="1.271cm" svg:height="1.588cm" svg:x="0.963cm" svg:y="0.33cm"><draw:text-box><text:p text:style-name="P17"><text:span text:style-name="T7"><text:s/></text:span><text:span text:style-name="T7"><text:s/></text:span><text:span text:style-name="T7"><text:s/></text:span><text:span text:style-name="T7">a</text:span></text:p></draw:text-box></draw:frame><draw:frame draw:style-name="gr3" draw:text-style-name="P18" svg:width="0.636cm" svg:height="0.634cm" svg:x="1.281cm" svg:y="0.965cm"><draw:text-box><text:p text:style-name="P17"><text:span text:style-name="T7">b</text:span></text:p></draw:text-box></draw:frame><draw:frame draw:style-name="gr3" draw:text-style-name="P18" svg:width="0.636cm" svg:height="0.634cm" svg:x="4.456cm" svg:y="0.012cm"><draw:text-box><text:p text:style-name="P17"><text:span text:style-name="T7">c</text:span></text:p></draw:text-box></draw:frame><draw:frame draw:style-name="gr3" draw:text-style-name="P18" svg:width="0.634cm" svg:height="0.632cm" svg:x="4.454cm" svg:y="0.967cm"><draw:text-box><text:p text:style-name="P17"><text:span text:style-name="T7">d</text:span></text:p></draw:text-box></draw:frame><draw:frame draw:style-name="gr3" draw:text-style-name="P18" svg:width="0.636cm" svg:height="0.634cm" svg:x="4.456cm" svg:y="2.235cm"><draw:text-box><text:p text:style-name="P17"><text:span text:style-name="T7">e</text:span></text:p></draw:text-box></draw:frame><draw:frame draw:style-name="gr3" draw:text-style-name="P18" svg:width="0.636cm" svg:height="0.638cm" svg:x="1.281cm" svg:y="2.551cm"><draw:text-box><text:p text:style-name="P17"><text:span text:style-name="T7">f</text:span></text:p></draw:text-box></draw:frame><draw:frame draw:style-name="gr3" draw:text-style-name="P18" svg:width="0.634cm" svg:height="0.636cm" svg:x="0.011cm" svg:y="2.552cm"><draw:text-box><text:p text:style-name="P17"><text:span text:style-name="T7">g</text:span></text:p></draw:text-box></draw:frame><draw:line draw:style-name="gr4" draw:text-style-name="P16" svg:x1="2.235cm" svg:y1="0.644cm" svg:x2="4.456cm" svg:y2="0.328cm"><text:p/></draw:line><draw:line draw:style-name="gr4" draw:text-style-name="P16" svg:x1="1.917cm" svg:y1="1.284cm" svg:x2="4.455cm" svg:y2="1.6cm"><text:p/></draw:line><draw:line draw:style-name="gr4" draw:text-style-name="P16" svg:x1="1.917cm" svg:y1="1.6cm" svg:x2="4.455cm" svg:y2="2.553cm"><text:p/></draw:line><draw:line draw:style-name="gr4" draw:text-style-name="P16" svg:x1="4.773cm" svg:y1="1.6cm" svg:x2="4.771cm" svg:y2="2.235cm"><text:p/></draw:line><draw:line draw:style-name="gr4" draw:text-style-name="P16" svg:x1="0.959cm" svg:y1="1.919cm" svg:x2="0.326cm" svg:y2="2.552cm"><text:p/></draw:line><draw:line draw:style-name="gr4" draw:text-style-name="P16" svg:x1="1.6cm" svg:y1="1.919cm" svg:x2="1.6cm" svg:y2="2.552cm"><text:p/></draw:line><draw:line draw:style-name="gr4" draw:text-style-name="P16" svg:x1="0.646cm" svg:y1="2.87cm" svg:x2="1.279cm" svg:y2="2.87cm"><text:p/></draw:line></draw:g></text:span> </text:p>
      <text:p text:style-name="P6"/>
      <text:p text:style-name="P6"/>
      <text:p text:style-name="P6"><text:span text:style-name="T1">B(b, h, i, j, {k}</text:span><text:span text:style-name="T5">n</text:span><text:span text:style-name="T1">)</text:span></text:p>
      <text:p text:style-name="P7"><text:s text:c="3"/>CP:{b}<text:tab/></text:p>
      <text:p text:style-name="P7"/>
      <text:p text:style-name="P7"/>
      <text:p text:style-name="P8"><draw:g text:anchor-type="as-char" svg:y="0cm" draw:z-index="1" draw:style-name="gr1"><draw:rect draw:style-name="gr2" draw:text-style-name="P16" svg:width="2.885cm" svg:height="2.886cm" svg:x="0cm" svg:y="0cm"><text:p/></draw:rect><draw:frame draw:style-name="gr3" draw:text-style-name="P18" svg:width="0.634cm" svg:height="0.636cm" svg:x="0.314cm" svg:y="0cm"><draw:text-box><text:p text:style-name="P17"><text:span text:style-name="T7">b</text:span></text:p></draw:text-box></draw:frame><draw:frame draw:style-name="gr3" draw:text-style-name="P18" svg:width="0.634cm" svg:height="0.636cm" svg:x="2.233cm" svg:y="0.014cm"><draw:text-box><text:p text:style-name="P17"><text:span text:style-name="T7">h</text:span></text:p></draw:text-box></draw:frame><draw:frame draw:style-name="gr3" draw:text-style-name="P18" svg:width="0.632cm" svg:height="0.636cm" svg:x="2.235cm" svg:y="1.284cm"><draw:text-box><text:p text:style-name="P17"><text:span text:style-name="T7">i</text:span></text:p></draw:text-box></draw:frame><draw:frame draw:style-name="gr3" draw:text-style-name="P18" svg:width="1.269cm" svg:height="0.636cm" svg:x="0.011cm" svg:y="1.284cm"><draw:text-box><text:p text:style-name="P17"><text:span text:style-name="T8">{</text:span><text:span text:style-name="T8">k</text:span><text:span text:style-name="T8">}</text:span><text:span text:style-name="T9">n</text:span></text:p></draw:text-box></draw:frame><draw:frame draw:style-name="gr3" draw:text-style-name="P18" svg:width="0.632cm" svg:height="0.636cm" svg:x="2.235cm" svg:y="2.237cm"><draw:text-box><text:p text:style-name="P17"><text:span text:style-name="T7">j</text:span></text:p></draw:text-box></draw:frame><draw:line draw:style-name="gr4" draw:text-style-name="P16" svg:x1="0.647cm" svg:y1="0.647cm" svg:x2="0.647cm" svg:y2="1.282cm"><text:p/></draw:line><draw:line draw:style-name="gr4" draw:text-style-name="P16" svg:x1="0.965cm" svg:y1="0.33cm" svg:x2="2.235cm" svg:y2="0.33cm"><text:p/></draw:line><draw:line draw:style-name="gr4" draw:text-style-name="P16" svg:x1="0.965cm" svg:y1="0.647cm" svg:x2="2.235cm" svg:y2="1.282cm"><text:p/></draw:line><draw:line draw:style-name="gr4" draw:text-style-name="P16" svg:x1="0.965cm" svg:y1="0.647cm" svg:x2="2.235cm" svg:y2="2.235cm"><text:p/></draw:line><draw:line draw:style-name="gr4" draw:text-style-name="P16" svg:x1="2.552cm" svg:y1="0.647cm" svg:x2="2.552cm" svg:y2="1.282cm"><text:p/></draw:line></draw:g></text:p>
      <text:p text:style-name="P2">// <text:span text:style-name="T6">RESPUESTA</text:span> </text:p>
      <text:p text:style-name="P3">-A(a,b,c,g)</text:p>
      <text:p text:style-name="P4"><text:tab/><text:span text:style-name="T6">CP{a,b<text:tab/>}</text:span></text:p>
      <text:p text:style-name="P4"><text:tab/><text:span text:style-name="T6">Caj{b} → B</text:span></text:p>
      <text:p text:style-name="P4"><text:tab/><text:span text:style-name="T6">Caj{g}→ G</text:span></text:p>
      <text:p text:style-name="P4"/>
      <text:p text:style-name="P3">-G(g,f)</text:p>
      <text:p text:style-name="P4"><text:tab/><text:span text:style-name="T6">CP{g}</text:span></text:p>
      <text:p text:style-name="P4"/>
      <text:p text:style-name="P4">-<text:span text:style-name="T6">B(b,h,j,d)</text:span></text:p>
      <text:p text:style-name="P4"><text:tab/><text:span text:style-name="T6">CP{b}</text:span> </text:p>
      <text:p text:style-name="P2"><text:tab/><text:span text:style-name="T6">Caj{h}→ H</text:span></text:p>
      <text:p text:style-name="P2"><text:tab/><text:span text:style-name="T6">Caj{d}→ D</text:span></text:p>
      <text:p text:style-name="P2"/>
      <text:p text:style-name="P2">-<text:span text:style-name="T6">H(h,i)</text:span></text:p>
      <text:p text:style-name="P2"><text:tab/><text:span text:style-name="T6">CP{h}</text:span></text:p>
      <text:p text:style-name="P2"/>
      <text:p text:style-name="P2">-<text:span text:style-name="T6">D(d,e)</text:span></text:p>
      <text:p text:style-name="P2"><text:tab/><text:span text:style-name="T6">CP{d}</text:span></text:p>
      <text:p text:style-name="P2"/>
      <text:p text:style-name="P2">-<text:span text:style-name="T6">K(b,k)</text:span></text:p>
      <text:p text:style-name="P2"><text:tab/><text:span text:style-name="T6">CP{b,k}</text:span></text:p>
      <text:p text:style-name="P2"><text:tab/><text:span text:style-name="T6">Caj{b}→ B</text:span></text:p>
      <text:p text:style-name="P15"/>
      <text:p text:style-name="P15"><text:soft-page-break/><text:s text:c="3"/>2) </text:p>
      <text:p text:style-name="P6">ALUMNO(dni, nº_mat, nomComp{pila, ap1, ap2},{asignaturas}<text:span text:style-name="T4">n</text:span> , tutor, Nom_tutor)</text:p>
      <text:p text:style-name="P6">CP:{dni}</text:p>
      <text:p text:style-name="P9"><draw:line text:anchor-type="char" draw:z-index="4" draw:style-name="gr6" draw:text-style-name="P16" svg:x1="3.175cm" svg:y1="0.169cm" svg:x2="3.81cm" svg:y2="0.169cm"><text:p/></draw:line>Caj:{tutor}<text:tab/>PROFESOR</text:p>
      <text:p text:style-name="P9">UNI:{ nº_mat }</text:p>
      <text:p text:style-name="Standard"/>
      <text:p text:style-name="P5"><draw:g text:anchor-type="as-char" svg:y="0cm" draw:z-index="2" draw:style-name="gr1"><draw:rect draw:style-name="gr2" draw:text-style-name="P16" svg:width="15.874cm" svg:height="5.397cm" svg:x="0cm" svg:y="0cm"><text:p/></draw:rect><draw:frame draw:style-name="gr3" draw:text-style-name="P18" svg:width="1.271cm" svg:height="0.636cm" svg:x="0cm" svg:y="0cm"><draw:text-box><text:p text:style-name="P17"><text:span text:style-name="T7">d</text:span><text:span text:style-name="T7">n</text:span><text:span text:style-name="T7">i</text:span></text:p></draw:text-box></draw:frame><draw:frame draw:style-name="gr3" draw:text-style-name="P18" svg:width="1.906cm" svg:height="0.634cm" svg:x="0.316cm" svg:y="4.126cm"><draw:text-box><text:p text:style-name="P17"><text:span text:style-name="T7">N</text:span><text:span text:style-name="T7">º</text:span><text:span text:style-name="T7">_</text:span><text:span text:style-name="T7">m</text:span><text:span text:style-name="T7">a</text:span><text:span text:style-name="T7">t</text:span></text:p></draw:text-box></draw:frame><draw:frame draw:style-name="gr3" draw:text-style-name="P18" svg:width="2.222cm" svg:height="0.634cm" svg:x="9.206cm" svg:y="1.903cm"><draw:text-box><text:p text:style-name="P17"><text:span text:style-name="T7">n</text:span><text:span text:style-name="T7">o</text:span><text:span text:style-name="T7">m</text:span><text:span text:style-name="T7">C</text:span><text:span text:style-name="T7">o</text:span><text:span text:style-name="T7">m</text:span><text:span text:style-name="T7">p</text:span></text:p></draw:text-box></draw:frame><draw:frame draw:style-name="gr3" draw:text-style-name="P18" svg:width="1.267cm" svg:height="0.634cm" svg:x="4.443cm" svg:y="1.903cm"><draw:text-box><text:p text:style-name="P17"><text:span text:style-name="T8">t</text:span><text:span text:style-name="T8">u</text:span><text:span text:style-name="T8">t</text:span><text:span text:style-name="T8">o</text:span><text:span text:style-name="T8">r</text:span></text:p></draw:text-box></draw:frame><draw:frame draw:style-name="gr3" draw:text-style-name="P18" svg:width="2.858cm" svg:height="0.953cm" svg:x="12.381cm" svg:y="1.905cm"><draw:text-box><text:p text:style-name="P17"><text:span text:style-name="T7">{</text:span><text:span text:style-name="T7">a</text:span><text:span text:style-name="T7">s</text:span><text:span text:style-name="T7">i</text:span><text:span text:style-name="T7">g</text:span><text:span text:style-name="T7">n</text:span><text:span text:style-name="T7">a</text:span><text:span text:style-name="T7">t</text:span><text:span text:style-name="T7">u</text:span><text:span text:style-name="T7">r</text:span><text:span text:style-name="T7">a</text:span><text:span text:style-name="T7">s</text:span><text:span text:style-name="T10">}</text:span><text:span text:style-name="T11">n</text:span></text:p></draw:text-box></draw:frame><draw:line draw:style-name="gr4" draw:text-style-name="P16" svg:x1="1.27cm" svg:y1="0cm" svg:x2="9.525cm" svg:y2="1.905cm"><text:p/></draw:line><draw:line draw:style-name="gr4" draw:text-style-name="P16" svg:x1="1.27cm" svg:y1="0.316cm" svg:x2="5.396cm" svg:y2="1.904cm"><text:p/></draw:line><draw:line draw:style-name="gr4" draw:text-style-name="P16" svg:x1="1.588cm" svg:y1="4.126cm" svg:x2="4.444cm" svg:y2="2.538cm"><text:p/></draw:line><draw:line draw:style-name="gr4" draw:text-style-name="P16" svg:x1="0.951cm" svg:y1="0.635cm" svg:x2="4.444cm" svg:y2="1.903cm"><text:p/></draw:line><draw:line draw:style-name="gr4" draw:text-style-name="P16" svg:x1="5.715cm" svg:y1="2.221cm" svg:x2="6.35cm" svg:y2="2.223cm"><text:p/></draw:line><draw:line draw:style-name="gr5" draw:text-style-name="P16" svg:x1="0.951cm" svg:y1="4.124cm" svg:x2="0.949cm" svg:y2="0.633cm"><text:p/></draw:line><draw:line draw:style-name="gr4" draw:text-style-name="P16" svg:x1="2.221cm" svg:y1="4.443cm" svg:x2="6.664cm" svg:y2="2.538cm"><text:p/></draw:line><draw:frame draw:style-name="gr3" draw:text-style-name="P18" svg:width="2.222cm" svg:height="0.634cm" svg:x="6.346cm" svg:y="1.903cm"><draw:text-box><text:p text:style-name="P17"><text:span text:style-name="T8">N</text:span><text:span text:style-name="T8">o</text:span><text:span text:style-name="T8">m</text:span><text:span text:style-name="T8">t</text:span><text:span text:style-name="T8">u</text:span><text:span text:style-name="T8">t</text:span><text:span text:style-name="T8">o</text:span><text:span text:style-name="T8">r</text:span></text:p></draw:text-box></draw:frame><draw:line draw:style-name="gr4" draw:text-style-name="P16" svg:x1="1.27cm" svg:y1="0cm" svg:x2="13.333cm" svg:y2="1.905cm"><text:p/></draw:line><draw:line draw:style-name="gr4" draw:text-style-name="P16" svg:x1="2.221cm" svg:y1="4.757cm" svg:x2="9.524cm" svg:y2="2.536cm"><text:p/></draw:line><draw:line draw:style-name="gr4" draw:text-style-name="P16" svg:x1="2.221cm" svg:y1="4.759cm" svg:x2="12.379cm" svg:y2="2.856cm"><text:p/></draw:line></draw:g></text:p>
      <text:p text:style-name="Standard"/>
      <text:p text:style-name="Standard"/>
      <text:p text:style-name="Standard"/>
      <text:p text:style-name="Standard">PROFESORES(dni, {tel}<text:span text:style-name="T4">n</text:span>, cod_prov, nom_prov)</text:p>
      <text:p text:style-name="Standard"><text:tab/>CP:{dni}</text:p>
      <text:p text:style-name="Standard"/>
      <text:p text:style-name="P5"><draw:g text:anchor-type="as-char" svg:y="0cm" draw:z-index="3" draw:style-name="gr1"><draw:rect draw:style-name="gr2" draw:text-style-name="P16" svg:width="8.254cm" svg:height="4.762cm" svg:x="0cm" svg:y="0cm"><text:p/></draw:rect><draw:frame draw:style-name="gr3" draw:text-style-name="P18" svg:width="1.271cm" svg:height="0.636cm" svg:x="0cm" svg:y="0cm"><draw:text-box><text:p text:style-name="P17"><text:span text:style-name="T7">d</text:span><text:span text:style-name="T7">n</text:span><text:span text:style-name="T7">i</text:span></text:p></draw:text-box></draw:frame><draw:frame draw:style-name="gr3" draw:text-style-name="P18" svg:width="2.222cm" svg:height="0.953cm" svg:x="2.854cm" svg:y="0cm"><draw:text-box><text:p text:style-name="P17"><text:span text:style-name="T7">C</text:span><text:span text:style-name="T7">o</text:span><text:span text:style-name="T7">d</text:span><text:span text:style-name="T7">_</text:span><text:span text:style-name="T7">p</text:span><text:span text:style-name="T7">r</text:span><text:span text:style-name="T7">o</text:span><text:span text:style-name="T7">v</text:span></text:p></draw:text-box></draw:frame><draw:frame draw:style-name="gr3" draw:text-style-name="P18" svg:width="2.858cm" svg:height="0.939cm" svg:x="2.538cm" svg:y="1.905cm"><draw:text-box><text:p text:style-name="P17"><text:span text:style-name="T7">N</text:span><text:span text:style-name="T7">o</text:span><text:span text:style-name="T7">m</text:span><text:span text:style-name="T7">_</text:span><text:span text:style-name="T7">p</text:span><text:span text:style-name="T7">r</text:span><text:span text:style-name="T7">o</text:span><text:span text:style-name="T7">v</text:span></text:p></draw:text-box></draw:frame><draw:frame draw:style-name="gr3" draw:text-style-name="P18" svg:width="1.576cm" svg:height="0.636cm" svg:x="0.011cm" svg:y="1.284cm"><draw:text-box><text:p text:style-name="P17"><text:span text:style-name="T8">{</text:span><text:span text:style-name="T8">t</text:span><text:span text:style-name="T8">e</text:span><text:span text:style-name="T8">l</text:span><text:span text:style-name="T8">}</text:span><text:span text:style-name="T9">n</text:span></text:p></draw:text-box></draw:frame><draw:line draw:style-name="gr4" draw:text-style-name="P16" svg:x1="0.647cm" svg:y1="0.647cm" svg:x2="0.647cm" svg:y2="1.282cm"><text:p/></draw:line><draw:line draw:style-name="gr4" draw:text-style-name="P16" svg:x1="1.27cm" svg:y1="0.316cm" svg:x2="2.856cm" svg:y2="0.318cm"><text:p/></draw:line><draw:line draw:style-name="gr4" draw:text-style-name="P16" svg:x1="1.27cm" svg:y1="0.316cm" svg:x2="2.856cm" svg:y2="1.904cm"><text:p/></draw:line><draw:line draw:style-name="gr4" draw:text-style-name="P16" svg:x1="4.443cm" svg:y1="0.953cm" svg:x2="4.445cm" svg:y2="1.906cm"><text:p/></draw:line></draw:g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ucida Sans Unicode1" svg:font-family="'Lucida Sans Unicode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DAM1<text:tab/><text:tab/>Normalización Febrero 201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umno:</dc:title>
    <meta:initial-creator>.</meta:initial-creator>
    <meta:creation-date>2012-02-10T12:04:00</meta:creation-date>
    <dc:date>2019-12-02T09:48:53.768819227</dc:date>
    <meta:editing-cycles>7</meta:editing-cycles>
    <meta:editing-duration>PT1H23M47S</meta:editing-duration>
    <meta:generator>LibreOffice/5.1.6.2$Linux_X86_64 LibreOffice_project/10m0$Build-2</meta:generator>
    <meta:document-statistic meta:table-count="0" meta:image-count="0" meta:object-count="0" meta:page-count="2" meta:paragraph-count="37" meta:word-count="82" meta:character-count="577" meta:non-whitespace-character-count="486"/>
  </office:meta>
</office:document-meta>
</file>